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paragraph-properties fo:break-before="page"/>
      <style:text-properties fo:language="en" fo:country="GB" fo:font-weight="bold" style:font-weight-asian="bold" style:font-weight-complex="bold"/>
    </style:style>
    <style:style style:name="P4" style:family="paragraph" style:parent-style-name="Standard">
      <style:text-properties fo:language="en" fo:country="GB"/>
    </style:style>
    <style:style style:name="P5" style:family="paragraph" style:parent-style-name="Standard">
      <style:text-properties fo:language="en" fo:country="GB" fo:font-style="italic" fo:font-weight="bold" style:font-style-asian="italic" style:font-weight-asian="bold" style:font-style-complex="italic" style:font-weight-complex="bold"/>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text-properties fo:language="en" fo:country="GB" fo:font-weight="normal" style:font-weight-asian="normal" style:font-weight-complex="normal"/>
    </style:style>
    <style:style style:name="P8" style:family="paragraph" style:parent-style-name="Standard">
      <style:paragraph-properties fo:break-before="page"/>
      <style:text-properties fo:language="en" fo:country="GB"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text:s text:c="2"/>For the last few years Draig has specialised in being the leading supplier in the UK for CRM (Customer Relationship Management)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DBS (Draig Billing System). <text:s/>This consists of triaging client issues, testing new versions of DBS and coordinating with clients when an update or patch is to be applied. The second team is development, which mainly works on DBS, as well as providing support for any data clean ups or major bug fixes.</text:p>
      <text:p text:style-name="P1"/>
      <text:p text:style-name="P1">I was employed in the support team, as technical support. When I started there were three teams, Support, Testing and Development. During that time I worked mainly with testing and support, my main duty was to support. After about seven months the leader of the testing team left the company, and testing and support were merged into one. <text:s/></text:p>
      <text:p text:style-name="P1"/>
      <text:p text:style-name="P1">[ Diagram of Teams before and after ]</text:p>
      <text:p text:style-name="P1"/>
      <text:p text:style-name="P1">Each team has a line manager, which reports to the managing director. We also have separate client managers which are in charge of one or more clients, they communicate with team managers to insure that their client's interest is being looked after and manage the project.</text:p>
      <text:p text:style-name="P1"/>
      <text:p text:style-name="P1">Two months before I left, I was put in charge of training a new employee for the support team.</text:p>
      <text:p text:style-name="P1"/>
      <text:p text:style-name="P1"/>
      <text:p text:style-name="P1"/>
      <text:p text:style-name="P3">Technical and Application Environments</text:p>
      <text:p text:style-name="P1"/>
      <text:p text:style-name="P1">Draig have around three main servers. All the servers are Dell Power edge, with the main server having 16GB RAM 2TB HDD and Intel Dual Core Xeon. The workstations are split up into two types, development and management. Development machines consists of a Dell XPS, with an Intel Quad Core, 8GB RAM and 1TB HDD. Management machines varied from mid range desktops to laptops, the majority was laptops with 4GB RAM and 500GB-1TB HDD. All machines have dual monitors, of good quality.</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 which provides web <text:s/>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nd developers with version control.</text:p>
      <text:p text:style-name="P1"/>
      <text:p text:style-name="P1">All of the machines run Windows Server 2008 RC 2 a side from the main server which run Windows Server 2003, and some of the machines which are used solely for administrative tasks which run Windows XP. For development due to Microsoft CRM 4.0 and Visual Basic 6 restrictions, we are forced to use virtual machines, where we can run develop and test DBS.</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server to UAT/FAT server, due to the way that DBS manages it's system when backing up the database it will also backup the absolute URL of the Live server, so when the back up is restored the UAT/FAT system will attempt to issue commands the the Live server.</text:p>
      <text:p text:style-name="P1"/>
      <text:p text:style-name="P5">Application Environment</text:p>
      <text:p text:style-name="P6">When working in the support team I had the chance to use all the systems. When a client raises an issue, it will come in via phone or email and I will manually enter it into TFS. Or a client can raise an issue directly into the TFS system via the web interface. Once an issue has been raised. I would categorise it, and a) pass it down to a developer so they can develop a fix for it or, b) I'd investigate and develop a fix for it which would be applied to the FAT server and then Live.</text:p>
      <text:p text:style-name="P1"/>
      <text:p text:style-name="P1">[Diagram of data fow]</text:p>
      <text:p text:style-name="P1"/>
      <text:p text:style-name="P1">Flow of information with in the company</text:p>
      <text:p text:style-name="P1">Comments of my experience</text:p>
      <text:p text:style-name="P1"/>
      <text:p text:style-name="P3">What I Did</text:p>
      <text:p text:style-name="P7"/>
      <text:p text:style-name="P7">When I first started working at Draig, I was placed downstairs with the development team. <text:s/>For the first month I was tasked with learning how the DBS system works and how to use it. <text:s/>This also involved how to set-up and get DBS working on my local machine. </text:p>
      <text:p text:style-name="P7"/>
      <text:p text:style-name="P7">Bench testing</text:p>
      <text:p text:style-name="P7">Admin Utility</text:p>
      <text:p text:style-name="P7">Server deployments</text:p>
      <text:p text:style-name="P7">Support Tasks</text:p>
      <text:p text:style-name="P7"><text:tab/>Email/Service Desk</text:p>
      <text:p text:style-name="P7"><text:tab/>Technical </text:p>
      <text:p text:style-name="P7">Testing Versions</text:p>
      <text:p text:style-name="P7"/>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1T17:08:10</dc:date>
    <meta:editing-duration>PT2H41M16S</meta:editing-duration>
    <meta:editing-cycles>23</meta:editing-cycles>
    <meta:generator>LibreOffice/3.4$Unix LibreOffice_project/340m1$Build-402</meta:generator>
    <meta:document-statistic meta:table-count="0" meta:image-count="0" meta:object-count="0" meta:page-count="3" meta:paragraph-count="27" meta:word-count="875" meta:character-count="5045" meta:non-whitespace-character-count="4182"/>
  </office:meta>
</office:document-meta>
</file>